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SB2" style:family="paragraph" style:master-page-name="Standard2">
      <style:paragraph-properties/>
      <style:text-properties text:display="none"/>
    </style:style>
    <style:style style:name="T1" style:family="text">
      <style:text-properties fo:font-size="16pt" style:font-size-asian="16pt" style:font-size-complex="16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style:font-name="Tahoma" style:font-name-complex="Tahoma" fo:font-size="10pt" style:font-size-asian="10pt" style:font-size-complex="10pt"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4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5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Section2" style:family="section">
      <style:section-properties>
        <style:columns fo:column-count="1"/>
      </style:section-properties>
    </style:style>
    <style:style style:name="dd0e9b" style:family="table">
      <style:table-properties style:rel-width="100" table:align="center"/>
    </style:style>
    <style:style style:name="dd0e9b.0" style:family="table-column">
      <style:table-column-properties style:column-width="0.53cm"/>
    </style:style>
    <style:style style:name="dd0e9b.1" style:family="table-column">
      <style:table-column-properties style:column-width="5.29cm"/>
    </style:style>
    <style:style style:name="dd0e9b.2" style:family="table-column">
      <style:table-column-properties style:column-width="0.88cm"/>
    </style:style>
    <style:style style:name="dd0e9b.3" style:family="table-column">
      <style:table-column-properties style:column-width="0.88cm"/>
    </style:style>
    <style:style style:name="dd0e9b.4" style:family="table-column">
      <style:table-column-properties style:column-width="0.88cm"/>
    </style:style>
    <style:style style:name="dd0e9b.5" style:family="table-column">
      <style:table-column-properties style:column-width="0.88cm"/>
    </style:style>
    <style:style style:name="dd0e9b.6" style:family="table-column">
      <style:table-column-properties style:column-width="0.88cm"/>
    </style:style>
    <style:style style:name="dd0e9b.7" style:family="table-column">
      <style:table-column-properties style:column-width="0.88cm"/>
    </style:style>
    <style:style style:name="dd0e9b.8" style:family="table-column">
      <style:table-column-properties style:column-width="0.88cm"/>
    </style:style>
    <style:style style:name="dd0e9b.9" style:family="table-column">
      <style:table-column-properties style:column-width="0.88cm"/>
    </style:style>
    <style:style style:name="dd0e9b.10" style:family="table-column">
      <style:table-column-properties style:column-width="0.88cm"/>
    </style:style>
    <style:style style:name="dd0e9b.11" style:family="table-column">
      <style:table-column-properties style:column-width="0.88cm"/>
    </style:style>
    <style:style style:name="dd0e9b.12" style:family="table-column">
      <style:table-column-properties style:column-width="0.88cm"/>
    </style:style>
    <style:style style:name="dd0e9b.13" style:family="table-column">
      <style:table-column-properties style:column-width="0.88cm"/>
    </style:style>
    <style:style style:name="dd0e9b.14" style:family="table-column">
      <style:table-column-properties style:column-width="0.88cm"/>
    </style:style>
    <style:style style:name="dd0e9b.15" style:family="table-column">
      <style:table-column-properties style:column-width="0.88cm"/>
    </style:style>
    <style:style style:name="dd0e9b.16" style:family="table-column">
      <style:table-column-properties style:column-width="0.88cm"/>
    </style:style>
    <style:style style:name="dd0e9b.17" style:family="table-column">
      <style:table-column-properties style:column-width="0.88cm"/>
    </style:style>
    <style:style style:name="dd0e9b.18" style:family="table-column">
      <style:table-column-properties style:column-width="0.88cm"/>
    </style:style>
    <style:style style:name="dd0e9b.19" style:family="table-column">
      <style:table-column-properties style:column-width="0.8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Standard"/>
        <text:p text:style-name="P1"><text:span text:style-name="T1">Prueba Con Tablas</text:span></text:p>
        <table:table table:name="dd0e9b" table:style="dd0e9b">
          <table:table-column table:style-name="dd0e9b.0"/>
          <table:table-column table:style-name="dd0e9b.1"/>
          <table:table-column table:style-name="dd0e9b.2"/>
          <table:table-column table:style-name="dd0e9b.3"/>
          <table:table-column table:style-name="dd0e9b.4"/>
          <table:table-column table:style-name="dd0e9b.5"/>
          <table:table-column table:style-name="dd0e9b.6"/>
          <table:table-column table:style-name="dd0e9b.7"/>
          <table:table-column table:style-name="dd0e9b.8"/>
          <table:table-column table:style-name="dd0e9b.9"/>
          <table:table-column table:style-name="dd0e9b.10"/>
          <table:table-column table:style-name="dd0e9b.11"/>
          <table:table-column table:style-name="dd0e9b.12"/>
          <table:table-column table:style-name="dd0e9b.13"/>
          <table:table-column table:style-name="dd0e9b.14"/>
          <table:table-column table:style-name="dd0e9b.15"/>
          <table:table-column table:style-name="dd0e9b.16"/>
          <table:table-column table:style-name="dd0e9b.17"/>
          <table:table-column table:style-name="dd0e9b.18"/>
          <table:table-column table:style-name="dd0e9b.19"/>
          <table:table-row>
            <table:table-cell office:value-type="string">
              <text:p><text:span>NO°</text:span></text:p>
            </table:table-cell>
            <table:table-cell office:value-type="string">
              <text:p><text:span>Nombre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</text:section>
      <text:section text:name="Section2" text:style-name="Section2">
        <text:p text:style-name="SB2"/>
        <text:p text:style-name="P2"><text:span text:style-name="T2">Esto es una prueba de impresion de texto</text:span></text:p>
        <text:p text:style-name="P3"><text:span text:style-name="T3">Esto es una prueba de impresion de texto</text:span></text:p>
        <text:p text:style-name="P4"><text:span text:style-name="oneUserDefinedStyle">Esto es una prueba de impresion de texto</text:span></text:p>
        <text:p text:style-name="P5"><text:span text:style-name="T4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dd0e9b" style:family="table">
      <style:table-properties style:rel-width="100" table:align="center"/>
    </style:style>
    <style:style style:name="dd0e9b.0" style:family="table-column">
      <style:table-column-properties style:column-width="0.53cm"/>
    </style:style>
    <style:style style:name="dd0e9b.1" style:family="table-column">
      <style:table-column-properties style:column-width="5.29cm"/>
    </style:style>
    <style:style style:name="dd0e9b.2" style:family="table-column">
      <style:table-column-properties style:column-width="0.88cm"/>
    </style:style>
    <style:style style:name="dd0e9b.3" style:family="table-column">
      <style:table-column-properties style:column-width="0.88cm"/>
    </style:style>
    <style:style style:name="dd0e9b.4" style:family="table-column">
      <style:table-column-properties style:column-width="0.88cm"/>
    </style:style>
    <style:style style:name="dd0e9b.5" style:family="table-column">
      <style:table-column-properties style:column-width="0.88cm"/>
    </style:style>
    <style:style style:name="dd0e9b.6" style:family="table-column">
      <style:table-column-properties style:column-width="0.88cm"/>
    </style:style>
    <style:style style:name="dd0e9b.7" style:family="table-column">
      <style:table-column-properties style:column-width="0.88cm"/>
    </style:style>
    <style:style style:name="dd0e9b.8" style:family="table-column">
      <style:table-column-properties style:column-width="0.88cm"/>
    </style:style>
    <style:style style:name="dd0e9b.9" style:family="table-column">
      <style:table-column-properties style:column-width="0.88cm"/>
    </style:style>
    <style:style style:name="dd0e9b.10" style:family="table-column">
      <style:table-column-properties style:column-width="0.88cm"/>
    </style:style>
    <style:style style:name="dd0e9b.11" style:family="table-column">
      <style:table-column-properties style:column-width="0.88cm"/>
    </style:style>
    <style:style style:name="dd0e9b.12" style:family="table-column">
      <style:table-column-properties style:column-width="0.88cm"/>
    </style:style>
    <style:style style:name="dd0e9b.13" style:family="table-column">
      <style:table-column-properties style:column-width="0.88cm"/>
    </style:style>
    <style:style style:name="dd0e9b.14" style:family="table-column">
      <style:table-column-properties style:column-width="0.88cm"/>
    </style:style>
    <style:style style:name="dd0e9b.15" style:family="table-column">
      <style:table-column-properties style:column-width="0.88cm"/>
    </style:style>
    <style:style style:name="dd0e9b.16" style:family="table-column">
      <style:table-column-properties style:column-width="0.88cm"/>
    </style:style>
    <style:style style:name="dd0e9b.17" style:family="table-column">
      <style:table-column-properties style:column-width="0.88cm"/>
    </style:style>
    <style:style style:name="dd0e9b.18" style:family="table-column">
      <style:table-column-properties style:column-width="0.88cm"/>
    </style:style>
    <style:style style:name="dd0e9b.19" style:family="table-column">
      <style:table-column-properties style:column-width="0.88cm"/>
    </style: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  <style:master-page style:name="Standar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07T21:05:28.000</dc:date>
    <meta:generator>PHPWord</meta:generator>
    <meta:initial-creator/>
    <meta:creation-date>2021-05-07T21:05:28.000</meta:creation-date>
    <meta:keyword/>
    <meta:user-defined meta:name="Category"/>
    <meta:user-defined meta:name="Company"/>
    <meta:user-defined meta:name="Manager"/>
  </office:meta>
</office:document-meta>
</file>